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2" table:default-cell-style-name="ce1"/>
        <table:table-column table:style-name="co2" table:number-columns-repeated="12" table:default-cell-style-name="Default"/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 office:value-type="string" calcext:value-type="string">
            <text:p>Trace 3 (trace2)</text:p>
          </table:table-cell>
          <table:table-cell table:number-columns-repeated="11"/>
          <table:table-cell office:value-type="string" calcext:value-type="string">
            <text:p>Trace 4 (stress)</text:p>
          </table:table-cell>
        </table:table-row>
        <table:table-row table:style-name="ro1">
          <table:table-cell/>
          <table:table-cell table:style-name="Default" office:value-type="string" calcext:value-type="string">
            <text:p>Trace 1 (100-109)</text:p>
          </table:table-cell>
          <table:table-cell table:number-columns-repeated="11"/>
          <table:table-cell table:style-name="Default" office:value-type="string" calcext:value-type="string">
            <text:p>Trace 2 (big-delete)</text:p>
          </table:table-cell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 checking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o checking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o checking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o checking' (average over 15 samples)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ystem Time: <text:s text:c="11"/>1.28s <text:s text:c="8"/>(95% in [1.26s, 1.31s]) <text:s text:c="7"/>Measurable effect: 46ms (1.0 SDs)</text:p>
          </table:table-cell>
          <table:table-cell table:number-columns-repeated="11"/>
          <table:table-cell office:value-type="string" calcext:value-type="string">
            <text:p><text:s text:c="2"/>System Time: <text:s text:c="11"/>3.14s <text:s text:c="8"/>(95% in [3.03s, 3.25s]) <text:s text:c="7"/>Measurable effect: 20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System Time: <text:s text:c="13"/>20s <text:s text:c="8"/>(95% in [19.54s, 20.47s]) <text:s text:c="5"/>Measurable effect: 861m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sed Java Heap: <text:s text:c="7"/>-8.19M <text:s text:c="8"/>(95% in [-25.97M, 9.59M]) <text:s text:c="5"/>Measurable effect: 33.1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-6.27M <text:s text:c="8"/>(95% in [-59.05M, 46.52M]) <text:s text:c="4"/>Measurable effect: 98.45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30.95M <text:s text:c="8"/>(95% in [-44.03M, 105.92M]) <text:s text:c="3"/>Measurable effect: 139.83M (1.0 SDs) (required sample size for an effect of 5% of stdev: 6400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Working Set: <text:s text:c="8"/>-514.67K <text:s text:c="8"/>(95% in [-1.28M, 276.36K]) <text:s text:c="4"/>Measurable effect: 1.4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1"/>6.03M <text:s text:c="8"/>(95% in [429.34K, 11.65M]) <text:s text:c="4"/>Measurable effect: 10.4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-1.2M <text:s text:c="8"/>(95% in [-2.1M, -299.3K]) <text:s text:c="5"/>Measurable effect: 1.69M (1.0 SDs) (required sample size for an effect of 5% of stdev: 6400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Elapsed Process: <text:s text:c="7"/>1.28s <text:s text:c="8"/>(95% in [1.26s, 1.31s]) <text:s text:c="7"/>Measurable effect: 46ms (1.0 SDs)</text:p>
          </table:table-cell>
          <table:table-cell table:number-columns-repeated="11"/>
          <table:table-cell office:value-type="string" calcext:value-type="string">
            <text:p><text:s text:c="2"/>Elapsed Process: <text:s text:c="7"/>3.14s <text:s text:c="8"/>(95% in [3.03s, 3.25s]) <text:s text:c="7"/>Measurable effect: 20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Elapsed Process: <text:s text:c="9"/>20s <text:s text:c="8"/>(95% in [19.54s, 20.47s]) <text:s text:c="5"/>Measurable effect: 861m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Kernel time: <text:s text:c="13"/>26ms <text:s text:c="7"/>(95% in [22ms, 31ms]) <text:s text:c="9"/>Measurable effect: 8ms (1.0 SDs) (required sample size for an effect of 5% of mean: 600)</text:p>
          </table:table-cell>
          <table:table-cell table:number-columns-repeated="11"/>
          <table:table-cell office:value-type="string" calcext:value-type="string">
            <text:p><text:s text:c="2"/>Kernel time: <text:s text:c="12"/>143ms <text:s text:c="7"/>(95% in [135ms, 150ms]) <text:s text:c="7"/>Measurable effect: 13ms (1.0 SDs) (required sample size for an effect of 5% of mean: 57)</text:p>
          </table:table-cell>
          <table:table-cell table:number-columns-repeated="11"/>
          <table:table-cell office:value-type="string" calcext:value-type="string">
            <text:p><text:s text:c="2"/>Kernel time: <text:s text:c="11"/>1.37s <text:s text:c="8"/>(95% in [1.34s, 1.41s]) <text:s text:c="7"/>Measurable effect: 69ms (1.0 SDs) (required sample size for an effect of 5% of mean: 16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CPU Time: <text:s text:c="15"/>685ms <text:s text:c="7"/>(95% in [533ms, 837ms]) <text:s text:c="7"/>Measurable effect: 283ms (1.0 SDs) (required sample size for an effect of 5% of mean: 1026)</text:p>
          </table:table-cell>
          <table:table-cell table:number-columns-repeated="11"/>
          <table:table-cell office:value-type="string" calcext:value-type="string">
            <text:p><text:s text:c="2"/>CPU Time: <text:s text:c="14"/>5.01s <text:s text:c="8"/>(95% in [4.62s, 5.4s]) <text:s text:c="8"/>Measurable effect: 723ms (1.0 SDs) (required sample size for an effect of 5% of mean: 126)</text:p>
          </table:table-cell>
          <table:table-cell table:number-columns-repeated="11"/>
          <table:table-cell office:value-type="string" calcext:value-type="string">
            <text:p><text:s text:c="2"/>CPU Time: <text:s text:c="13"/>42.96s <text:s text:c="8"/>(95% in [42.23s, 43.69s]) <text:s text:c="5"/>Measurable effect: 1.36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oft Page Faults: <text:s text:c="7"/>328 <text:s text:c="9"/>(95% in [168, 489]) <text:s text:c="11"/>Measurable effect: 298 (1.0 SDs) (required sample size for an effect of 5% of mean: 4957)</text:p>
          </table:table-cell>
          <table:table-cell table:number-columns-repeated="11"/>
          <table:table-cell office:value-type="string" calcext:value-type="string">
            <text:p><text:s text:c="2"/>Soft Page Faults: <text:s text:c="6"/>2.77K <text:s text:c="8"/>(95% in [1.12K, 4.42K]) <text:s text:c="7"/>Measurable effect: 3.08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Soft Page Faults: <text:s text:c="6"/>1.16K <text:s text:c="8"/>(95% in [950, 1.36K]) <text:s text:c="9"/>Measurable effect: 385 (1.0 SDs) (required sample size for an effect of 5% of mean: 667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Library Size: <text:s text:c="8"/>-99.73K <text:s text:c="8"/>(95% in [-637.25K, 437.79K]) <text:s text:c="2"/>Measurable effect: 1,002.46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6.95M <text:s text:c="8"/>(95% in [1.97M, 11.93M]) <text:s text:c="6"/>Measurable effect: 9.28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55.47K <text:s text:c="8"/>(95% in [6.81K, 104.12K]) <text:s text:c="5"/>Measurable effect: 90.74K (1.0 SDs) (required sample size for an effect of 5% of stdev: 6401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lgo naive / No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aive' (average over 15 samples):</text:p>
          </table:table-cell>
          <table:table-cell table:number-columns-repeated="11"/>
          <table:table-cell table:style-name="ce1" office:value-type="string" calcext:value-type="string">
            <text:p>Scenario 'org.eclipse.tracecompass#Coherence checking#Running Coherence Analysis (/home/mmartin/Master/Traces/test-with-stress-20180320-172616/kernel/) Using Algorithm naive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8s <text:s text:c="8"/>(95% in [1.33s, 1.43s]) <text:s text:c="7"/>Measurable effect: 86ms (1.0 SDs) (required sample size for an effect of 5% of mean: 24)</text:p>
          </table:table-cell>
          <table:table-cell table:number-columns-repeated="11"/>
          <table:table-cell office:value-type="string" calcext:value-type="string">
            <text:p><text:s text:c="2"/>System Time: <text:s text:c="12"/>4.1s <text:s text:c="8"/>(95% in [3.96s, 4.24s]) <text:s text:c="7"/>Measurable effect: 26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System Time: <text:s text:c="10"/>24.42s <text:s text:c="8"/>(95% in [23.85s, 25s]) <text:s text:c="8"/>Measurable effect: 1.07s (1.0 SDs)</text:p>
          </table:table-cell>
          <table:table-cell table:number-columns-repeated="11"/>
          <table:table-cell table:style-name="ce1" office:value-type="string" calcext:value-type="string">
            <text:p><text:s text:c="2"/>System Time: <text:s text:c="11"/>2.05m <text:s text:c="8"/>(95% in [2.03m, 2.06m]) <text:s text:c="7"/>Measurable effect: 2.15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9"/>7.9M <text:s text:c="8"/>(95% in [-13.01M, 28.81M]) <text:s text:c="4"/>Measurable effect: 38.99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4.86M <text:s text:c="8"/>(95% in [-51.72M, 81.44M]) <text:s text:c="4"/>Measurable effect: 124.17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6"/>-31.95M <text:s text:c="8"/>(95% in [-114.22M, 50.31M]) <text:s text:c="3"/>Measurable effect: 153.42M (1.0 SDs) (required sample size for an effect of 5% of stdev: 6401)</text:p>
          </table:table-cell>
          <table:table-cell table:number-columns-repeated="11"/>
          <table:table-cell table:style-name="ce1" office:value-type="string" calcext:value-type="string">
            <text:p><text:s text:c="2"/>Used Java Heap: <text:s text:c="6"/>-18.28M <text:s text:c="8"/>(95% in [-71.85M, 35.29M]) <text:s text:c="4"/>Measurable effect: 99.9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10"/>961.6K <text:s text:c="8"/>(95% in [-1.01M, 2.89M]) <text:s text:c="6"/>Measurable effect: 3.6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18M <text:s text:c="8"/>(95% in [1.5M, 10.87M]) <text:s text:c="7"/>Measurable effect: 8.74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0"/>-1.24M <text:s text:c="8"/>(95% in [-2.17M, -317.81K]) <text:s text:c="3"/>Measurable effect: 1.74M (1.0 SDs) (required sample size for an effect of 5% of stdev: 6400)</text:p>
          </table:table-cell>
          <table:table-cell table:number-columns-repeated="11"/>
          <table:table-cell table:style-name="ce1" office:value-type="string" calcext:value-type="string">
            <text:p><text:s text:c="2"/>Working Set: <text:s text:c="8"/>-953.87K <text:s text:c="8"/>(95% in [-2.73M, 887.09K]) <text:s text:c="4"/>Measurable effect: 3.35M (1.0 SDs) (required sample size for an effect of 5% of stdev: 6401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8s <text:s text:c="8"/>(95% in [1.33s, 1.43s]) <text:s text:c="7"/>Measurable effect: 86ms (1.0 SDs) (required sample size for an effect of 5% of mean: 24)</text:p>
          </table:table-cell>
          <table:table-cell table:number-columns-repeated="11"/>
          <table:table-cell office:value-type="string" calcext:value-type="string">
            <text:p><text:s text:c="2"/>Elapsed Process: <text:s text:c="8"/>4.1s <text:s text:c="8"/>(95% in [3.96s, 4.24s]) <text:s text:c="7"/>Measurable effect: 26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Elapsed Process: <text:s text:c="6"/>24.42s <text:s text:c="8"/>(95% in [23.85s, 25s]) <text:s text:c="8"/>Measurable effect: 1.07s (1.0 SDs)</text:p>
          </table:table-cell>
          <table:table-cell table:number-columns-repeated="11"/>
          <table:table-cell table:style-name="ce1" office:value-type="string" calcext:value-type="string">
            <text:p><text:s text:c="2"/>Elapsed Process: <text:s text:c="7"/>2.05m <text:s text:c="8"/>(95% in [2.03m, 2.06m]) <text:s text:c="7"/>Measurable effect: 2.15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8ms <text:s text:c="7"/>(95% in [24ms, 31ms]) <text:s text:c="9"/>Measurable effect: 6ms (1.0 SDs) (required sample size for an effect of 5% of mean: 374)</text:p>
          </table:table-cell>
          <table:table-cell table:number-columns-repeated="11"/>
          <table:table-cell office:value-type="string" calcext:value-type="string">
            <text:p><text:s text:c="2"/>Kernel time: <text:s text:c="12"/>170ms <text:s text:c="7"/>(95% in [158ms, 182ms]) <text:s text:c="7"/>Measurable effect: 22ms (1.0 SDs) (required sample size for an effect of 5% of mean: 109)</text:p>
          </table:table-cell>
          <table:table-cell table:number-columns-repeated="11"/>
          <table:table-cell office:value-type="string" calcext:value-type="string">
            <text:p><text:s text:c="2"/>Kernel time: <text:s text:c="11"/>1.52s <text:s text:c="8"/>(95% in [1.49s, 1.56s]) <text:s text:c="7"/>Measurable effect: 63ms (1.0 SDs)</text:p>
          </table:table-cell>
          <table:table-cell table:number-columns-repeated="11"/>
          <table:table-cell table:style-name="ce1" office:value-type="string" calcext:value-type="string">
            <text:p><text:s text:c="2"/>Kernel time: <text:s text:c="11"/>5.38s <text:s text:c="8"/>(95% in [5.3s, 5.47s]) <text:s text:c="8"/>Measurable effect: 163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687ms <text:s text:c="7"/>(95% in [510ms, 864ms]) <text:s text:c="7"/>Measurable effect: 330ms (1.0 SDs) (required sample size for an effect of 5% of mean: 1385)</text:p>
          </table:table-cell>
          <table:table-cell table:number-columns-repeated="11"/>
          <table:table-cell office:value-type="string" calcext:value-type="string">
            <text:p><text:s text:c="2"/>CPU Time: <text:s text:c="14"/>5.86s <text:s text:c="8"/>(95% in [5.5s, 6.22s]) <text:s text:c="8"/>Measurable effect: 664ms (1.0 SDs) (required sample size for an effect of 5% of mean: 78)</text:p>
          </table:table-cell>
          <table:table-cell table:number-columns-repeated="11"/>
          <table:table-cell office:value-type="string" calcext:value-type="string">
            <text:p><text:s text:c="2"/>CPU Time: <text:s text:c="13"/>48.11s <text:s text:c="8"/>(95% in [47.35s, 48.88s]) <text:s text:c="5"/>Measurable effect: 1.43s (1.0 SDs)</text:p>
          </table:table-cell>
          <table:table-cell table:number-columns-repeated="11"/>
          <table:table-cell table:style-name="ce1" office:value-type="string" calcext:value-type="string">
            <text:p><text:s text:c="2"/>CPU Time: <text:s text:c="14"/>3.44m <text:s text:c="8"/>(95% in [3.41m, 3.47m]) <text:s text:c="7"/>Measurable effect: 2.9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623 <text:s text:c="9"/>(95% in [132, 1.11K]) <text:s text:c="9"/>Measurable effect: 916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Soft Page Faults: <text:s text:c="6"/>2.96K <text:s text:c="8"/>(95% in [1.48K, 4.44K]) <text:s text:c="7"/>Measurable effect: 2.76K (1.0 SDs) (required sample size for an effect of 5% of mean: 5209)</text:p>
          </table:table-cell>
          <table:table-cell table:number-columns-repeated="11"/>
          <table:table-cell office:value-type="string" calcext:value-type="string">
            <text:p><text:s text:c="2"/>Soft Page Faults: <text:s text:c="6"/>1.61K <text:s text:c="8"/>(95% in [1.44K, 1.79K]) <text:s text:c="7"/>Measurable effect: 325 (1.0 SDs) (required sample size for an effect of 5% of mean: 244)</text:p>
          </table:table-cell>
          <table:table-cell table:number-columns-repeated="11"/>
          <table:table-cell table:style-name="ce1" office:value-type="string" calcext:value-type="string">
            <text:p><text:s text:c="2"/>Soft Page Faults: <text:s text:c="7"/>7.1K <text:s text:c="8"/>(95% in [6.7K, 7.5K]) <text:s text:c="9"/>Measurable effect: 745 (1.0 SDs) (required sample size for an effect of 5% of mean: 67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10"/>1.65M <text:s text:c="8"/>(95% in [-2.76M, 6.06M]) <text:s text:c="6"/>Measurable effect: 8.22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7.05M <text:s text:c="8"/>(95% in [488.46K, 13.62M]) <text:s text:c="4"/>Measurable effect: 12.26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9"/>150.4K <text:s text:c="8"/>(95% in [8.77K, 292.03K]) <text:s text:c="5"/>Measurable effect: 264.14K (1.0 SDs) (required sample size for an effect of 5% of stdev: 6400)</text:p>
          </table:table-cell>
          <table:table-cell table:number-columns-repeated="11"/>
          <table:table-cell table:style-name="ce1" office:value-type="string" calcext:value-type="string">
            <text:p><text:s text:c="2"/>Library Size: <text:s text:c="9"/>290.4K <text:s text:c="8"/>(95% in [-226.67K, 807.47K]) <text:s text:c="2"/>Measurable effect: 964.33K (1.0 SDs) (required sample size for an effect of 5% of stdev: 6400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lgo naive / With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aive' (average over 15 samples):</text:p>
          </table:table-cell>
          <table:table-cell table:number-columns-repeated="11"/>
          <table:table-cell table:style-name="ce1" office:value-type="string" calcext:value-type="string">
            <text:p>Scenario 'org.eclipse.tracecompass#Coherence checking#Running Coherence Analysis (/home/mmartin/Master/Traces/test-with-stress-20180320-172616/kernel/) Using Algorithm naive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8s <text:s text:c="8"/>(95% in [1.34s, 1.41s]) <text:s text:c="7"/>Measurable effect: 61ms (1.0 SDs)</text:p>
          </table:table-cell>
          <table:table-cell table:number-columns-repeated="11"/>
          <table:table-cell office:value-type="string" calcext:value-type="string">
            <text:p><text:s text:c="2"/>System Time: <text:s text:c="11"/>4.13s <text:s text:c="8"/>(95% in [3.92s, 4.33s]) <text:s text:c="7"/>Measurable effect: 383ms (1.0 SDs) (required sample size for an effect of 5% of mean: 52)</text:p>
          </table:table-cell>
          <table:table-cell table:number-columns-repeated="11"/>
          <table:table-cell office:value-type="string" calcext:value-type="string">
            <text:p><text:s text:c="2"/>System Time: <text:s text:c="10"/>25.25s <text:s text:c="8"/>(95% in [24.7s, 25.79s]) <text:s text:c="6"/>Measurable effect: 1.01s (1.0 SDs)</text:p>
          </table:table-cell>
          <table:table-cell table:number-columns-repeated="11"/>
          <table:table-cell table:style-name="ce1" office:value-type="string" calcext:value-type="string">
            <text:p><text:s text:c="2"/>System Time: <text:s text:c="11"/>1.96m <text:s text:c="8"/>(95% in [1.94m, 1.97m]) <text:s text:c="7"/>Measurable effect: 1.58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8"/>4.16M <text:s text:c="8"/>(95% in [-13.18M, 21.5M]) <text:s text:c="5"/>Measurable effect: 32.34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8.84M <text:s text:c="8"/>(95% in [-33.94M, 71.61M]) <text:s text:c="4"/>Measurable effect: 98.42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-14.4M <text:s text:c="8"/>(95% in [-84.89M, 56.09M]) <text:s text:c="4"/>Measurable effect: 131.46M (1.0 SDs) (required sample size for an effect of 5% of stdev: 6401)</text:p>
          </table:table-cell>
          <table:table-cell table:number-columns-repeated="11"/>
          <table:table-cell table:style-name="ce1" office:value-type="string" calcext:value-type="string">
            <text:p><text:s text:c="2"/>Used Java Heap: <text:s text:c="8"/>5.95M <text:s text:c="8"/>(95% in [-37.43M, 49.34M]) <text:s text:c="4"/>Measurable effect: 80.92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12"/>696K <text:s text:c="8"/>(95% in [-441.51K, 1.79M]) <text:s text:c="4"/>Measurable effect: 2.0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31M <text:s text:c="8"/>(95% in [1.21M, 11.41M]) <text:s text:c="6"/>Measurable effect: 9.51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-1.75M <text:s text:c="8"/>(95% in [-2.73M, -778.75K]) <text:s text:c="3"/>Measurable effect: 1.84M (1.0 SDs) (required sample size for an effect of 5% of stdev: 6401)</text:p>
          </table:table-cell>
          <table:table-cell table:number-columns-repeated="11"/>
          <table:table-cell table:style-name="ce1" office:value-type="string" calcext:value-type="string">
            <text:p><text:s text:c="2"/>Working Set: <text:s text:c="8"/>-437.33K <text:s text:c="8"/>(95% in [-1.57M, 730.32K]) <text:s text:c="4"/>Measurable effect: 2.13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8s <text:s text:c="8"/>(95% in [1.34s, 1.41s]) <text:s text:c="7"/>Measurable effect: 61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13s <text:s text:c="8"/>(95% in [3.92s, 4.33s]) <text:s text:c="7"/>Measurable effect: 383ms (1.0 SDs) (required sample size for an effect of 5% of mean: 52)</text:p>
          </table:table-cell>
          <table:table-cell table:number-columns-repeated="11"/>
          <table:table-cell office:value-type="string" calcext:value-type="string">
            <text:p><text:s text:c="2"/>Elapsed Process: <text:s text:c="6"/>25.25s <text:s text:c="8"/>(95% in [24.7s, 25.79s]) <text:s text:c="6"/>Measurable effect: 1.01s (1.0 SDs)</text:p>
          </table:table-cell>
          <table:table-cell table:number-columns-repeated="11"/>
          <table:table-cell table:style-name="ce1" office:value-type="string" calcext:value-type="string">
            <text:p><text:s text:c="2"/>Elapsed Process: <text:s text:c="7"/>1.96m <text:s text:c="8"/>(95% in [1.94m, 1.97m]) <text:s text:c="7"/>Measurable effect: 1.58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9ms <text:s text:c="7"/>(95% in [24ms, 33ms]) <text:s text:c="9"/>Measurable effect: 8ms (1.0 SDs) (required sample size for an effect of 5% of mean: 475)</text:p>
          </table:table-cell>
          <table:table-cell table:number-columns-repeated="11"/>
          <table:table-cell office:value-type="string" calcext:value-type="string">
            <text:p><text:s text:c="2"/>Kernel time: <text:s text:c="12"/>171ms <text:s text:c="7"/>(95% in [163ms, 179ms]) <text:s text:c="7"/>Measurable effect: 15ms (1.0 SDs) (required sample size for an effect of 5% of mean: 47)</text:p>
          </table:table-cell>
          <table:table-cell table:number-columns-repeated="11"/>
          <table:table-cell office:value-type="string" calcext:value-type="string">
            <text:p><text:s text:c="2"/>Kernel time: <text:s text:c="11"/>1.55s <text:s text:c="8"/>(95% in [1.52s, 1.59s]) <text:s text:c="7"/>Measurable effect: 70ms (1.0 SDs)</text:p>
          </table:table-cell>
          <table:table-cell table:number-columns-repeated="11"/>
          <table:table-cell table:style-name="ce1" office:value-type="string" calcext:value-type="string">
            <text:p><text:s text:c="2"/>Kernel time: <text:s text:c="11"/>5.36s <text:s text:c="8"/>(95% in [5.26s, 5.46s]) <text:s text:c="7"/>Measurable effect: 188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670ms <text:s text:c="7"/>(95% in [553ms, 787ms]) <text:s text:c="7"/>Measurable effect: 217ms (1.0 SDs) (required sample size for an effect of 5% of mean: 633)</text:p>
          </table:table-cell>
          <table:table-cell table:number-columns-repeated="11"/>
          <table:table-cell office:value-type="string" calcext:value-type="string">
            <text:p><text:s text:c="2"/>CPU Time: <text:s text:c="14"/>6.06s <text:s text:c="8"/>(95% in [5.67s, 6.45s]) <text:s text:c="7"/>Measurable effect: 730ms (1.0 SDs) (required sample size for an effect of 5% of mean: 88)</text:p>
          </table:table-cell>
          <table:table-cell table:number-columns-repeated="11"/>
          <table:table-cell office:value-type="string" calcext:value-type="string">
            <text:p><text:s text:c="2"/>CPU Time: <text:s text:c="13"/>49.51s <text:s text:c="8"/>(95% in [48.85s, 50.17s]) <text:s text:c="5"/>Measurable effect: 1.23s (1.0 SDs)</text:p>
          </table:table-cell>
          <table:table-cell table:number-columns-repeated="11"/>
          <table:table-cell table:style-name="ce1" office:value-type="string" calcext:value-type="string">
            <text:p><text:s text:c="2"/>CPU Time: <text:s text:c="14"/>3.38m <text:s text:c="8"/>(95% in [3.35m, 3.4m]) <text:s text:c="8"/>Measurable effect: 2.56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540 <text:s text:c="9"/>(95% in [246, 835]) <text:s text:c="11"/>Measurable effect: 549 (1.0 SDs) (required sample size for an effect of 5% of mean: 6198)</text:p>
          </table:table-cell>
          <table:table-cell table:number-columns-repeated="11"/>
          <table:table-cell office:value-type="string" calcext:value-type="string">
            <text:p><text:s text:c="2"/>Soft Page Faults: <text:s text:c="6"/>3.06K <text:s text:c="8"/>(95% in [1.55K, 4.57K]) <text:s text:c="7"/>Measurable effect: 2.82K (1.0 SDs) (required sample size for an effect of 5% of mean: 5099)</text:p>
          </table:table-cell>
          <table:table-cell table:number-columns-repeated="11"/>
          <table:table-cell office:value-type="string" calcext:value-type="string">
            <text:p><text:s text:c="2"/>Soft Page Faults: <text:s text:c="6"/>1.71K <text:s text:c="8"/>(95% in [1.51K, 1.9K]) <text:s text:c="8"/>Measurable effect: 363 (1.0 SDs) (required sample size for an effect of 5% of mean: 274)</text:p>
          </table:table-cell>
          <table:table-cell table:number-columns-repeated="11"/>
          <table:table-cell table:style-name="ce1" office:value-type="string" calcext:value-type="string">
            <text:p><text:s text:c="2"/>Soft Page Faults: <text:s text:c="6"/>7.55K <text:s text:c="8"/>(95% in [7.12K, 7.97K]) <text:s text:c="7"/>Measurable effect: 793 (1.0 SDs) (required sample size for an effect of 5% of mean: 67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table:style-name="ce1"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9"/>81.07K <text:s text:c="8"/>(95% in [-772.63K, 934.77K]) <text:s text:c="2"/>Measurable effect: 1.55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7.23M <text:s text:c="8"/>(95% in [979.29K, 13.5M]) <text:s text:c="5"/>Measurable effect: 11.69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62.4K <text:s text:c="8"/>(95% in [16.05K, 108.75K]) <text:s text:c="4"/>Measurable effect: 86.44K (1.0 SDs) (required sample size for an effect of 5% of stdev: 6400)</text:p>
          </table:table-cell>
          <table:table-cell table:number-columns-repeated="11"/>
          <table:table-cell table:style-name="ce1" office:value-type="string" calcext:value-type="string">
            <text:p><text:s text:c="2"/>Library Size: <text:s text:c="9"/>329.6K <text:s text:c="8"/>(95% in [-267.79K, 926.99K]) <text:s text:c="2"/>Measurable effect: 1.09M (1.0 SDs) (required sample size for an effect of 5% of stdev: 6400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lgo optim / No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optimized' (average over 15 samples)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ystem Time: <text:s text:c="11"/>1.37s <text:s text:c="8"/>(95% in [1.34s, 1.4s]) <text:s text:c="8"/>Measurable effect: 49ms (1.0 SDs)</text:p>
          </table:table-cell>
          <table:table-cell table:number-columns-repeated="11"/>
          <table:table-cell office:value-type="string" calcext:value-type="string">
            <text:p><text:s text:c="2"/>System Time: <text:s text:c="11"/>4.52s <text:s text:c="8"/>(95% in [4.36s, 4.69s]) <text:s text:c="7"/>Measurable effect: 307ms (1.0 SDs) (required sample size for an effect of 5% of mean: 28)</text:p>
          </table:table-cell>
          <table:table-cell table:number-columns-repeated="11"/>
          <table:table-cell office:value-type="string" calcext:value-type="string">
            <text:p><text:s text:c="2"/>System Time: <text:s text:c="10"/>24.78s <text:s text:c="8"/>(95% in [24.15s, 25.41s]) <text:s text:c="5"/>Measurable effect: 1.17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sed Java Heap: <text:s text:c="5"/>-450.41K <text:s text:c="8"/>(95% in [-29.72M, 28.84M]) <text:s text:c="4"/>Measurable effect: 54.61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12.88M <text:s text:c="8"/>(95% in [-43.83M, 69.59M]) <text:s text:c="4"/>Measurable effect: 105.7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8"/>6.33M <text:s text:c="8"/>(95% in [-63.16M, 75.81M]) <text:s text:c="4"/>Measurable effect: 129.59M (1.0 SDs) (required sample size for an effect of 5% of stdev: 640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Working Set: <text:s text:c="8"/>-274.13K <text:s text:c="8"/>(95% in [-1.75M, 1.22M]) <text:s text:c="6"/>Measurable effect: 2.7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5.98M <text:s text:c="8"/>(95% in [2.03M, 9.93M]) <text:s text:c="7"/>Measurable effect: 7.36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-1.47M <text:s text:c="8"/>(95% in [-2.35M, -603.52K]) <text:s text:c="3"/>Measurable effect: 1.64M (1.0 SDs) (required sample size for an effect of 5% of stdev: 640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Elapsed Process: <text:s text:c="7"/>1.37s <text:s text:c="8"/>(95% in [1.34s, 1.4s]) <text:s text:c="8"/>Measurable effect: 49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52s <text:s text:c="8"/>(95% in [4.36s, 4.69s]) <text:s text:c="7"/>Measurable effect: 307ms (1.0 SDs) (required sample size for an effect of 5% of mean: 28)</text:p>
          </table:table-cell>
          <table:table-cell table:number-columns-repeated="11"/>
          <table:table-cell office:value-type="string" calcext:value-type="string">
            <text:p><text:s text:c="2"/>Elapsed Process: <text:s text:c="6"/>24.78s <text:s text:c="8"/>(95% in [24.15s, 25.41s]) <text:s text:c="5"/>Measurable effect: 1.17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Kernel time: <text:s text:c="13"/>31ms <text:s text:c="7"/>(95% in [27ms, 35ms]) <text:s text:c="9"/>Measurable effect: 7ms (1.0 SDs) (required sample size for an effect of 5% of mean: 361)</text:p>
          </table:table-cell>
          <table:table-cell table:number-columns-repeated="11"/>
          <table:table-cell office:value-type="string" calcext:value-type="string">
            <text:p><text:s text:c="2"/>Kernel time: <text:s text:c="12"/>176ms <text:s text:c="7"/>(95% in [167ms, 184ms]) <text:s text:c="7"/>Measurable effect: 16ms (1.0 SDs) (required sample size for an effect of 5% of mean: 50)</text:p>
          </table:table-cell>
          <table:table-cell table:number-columns-repeated="11"/>
          <table:table-cell office:value-type="string" calcext:value-type="string">
            <text:p><text:s text:c="2"/>Kernel time: <text:s text:c="11"/>1.54s <text:s text:c="8"/>(95% in [1.5s, 1.58s]) <text:s text:c="8"/>Measurable effect: 72m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CPU Time: <text:s text:c="15"/>737ms <text:s text:c="7"/>(95% in [569ms, 905ms]) <text:s text:c="7"/>Measurable effect: 313ms (1.0 SDs) (required sample size for an effect of 5% of mean: 1082)</text:p>
          </table:table-cell>
          <table:table-cell table:number-columns-repeated="11"/>
          <table:table-cell office:value-type="string" calcext:value-type="string">
            <text:p><text:s text:c="2"/>CPU Time: <text:s text:c="14"/>6.55s <text:s text:c="8"/>(95% in [6.17s, 6.92s]) <text:s text:c="7"/>Measurable effect: 700ms (1.0 SDs) (required sample size for an effect of 5% of mean: 69)</text:p>
          </table:table-cell>
          <table:table-cell table:number-columns-repeated="11"/>
          <table:table-cell office:value-type="string" calcext:value-type="string">
            <text:p><text:s text:c="2"/>CPU Time: <text:s text:c="13"/>48.52s <text:s text:c="8"/>(95% in [47.89s, 49.15s]) <text:s text:c="5"/>Measurable effect: 1.17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oft Page Faults: <text:s text:c="7"/>464 <text:s text:c="9"/>(95% in [271, 657]) <text:s text:c="11"/>Measurable effect: 360 (1.0 SDs) (required sample size for an effect of 5% of mean: 3614)</text:p>
          </table:table-cell>
          <table:table-cell table:number-columns-repeated="11"/>
          <table:table-cell office:value-type="string" calcext:value-type="string">
            <text:p><text:s text:c="2"/>Soft Page Faults: <text:s text:c="6"/>3.05K <text:s text:c="8"/>(95% in [1.69K, 4.4K]) <text:s text:c="8"/>Measurable effect: 2.53K (1.0 SDs) (required sample size for an effect of 5% of mean: 4120)</text:p>
          </table:table-cell>
          <table:table-cell table:number-columns-repeated="11"/>
          <table:table-cell office:value-type="string" calcext:value-type="string">
            <text:p><text:s text:c="2"/>Soft Page Faults: <text:s text:c="6"/>1.63K <text:s text:c="8"/>(95% in [1.45K, 1.81K]) <text:s text:c="7"/>Measurable effect: 338 (1.0 SDs) (required sample size for an effect of 5% of mean: 259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Library Size: <text:s text:c="10"/>3.47K <text:s text:c="8"/>(95% in [-616.67K, 623.6K]) <text:s text:c="3"/>Measurable effect: 1.1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7.13M <text:s text:c="8"/>(95% in [811.88K, 13.46M]) <text:s text:c="4"/>Measurable effect: 11.81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8"/>120.27K <text:s text:c="8"/>(95% in [44.01K, 196.52K]) <text:s text:c="4"/>Measurable effect: 142.21K (1.0 SDs) (required sample size for an effect of 5% of stdev: 6400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lgo optim /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optimized' (average over 15 samples)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ystem Time: <text:s text:c="11"/>1.37s <text:s text:c="8"/>(95% in [1.35s, 1.39s]) <text:s text:c="7"/>Measurable effect: 42ms (1.0 SDs)</text:p>
          </table:table-cell>
          <table:table-cell table:number-columns-repeated="11"/>
          <table:table-cell office:value-type="string" calcext:value-type="string">
            <text:p><text:s text:c="2"/>System Time: <text:s text:c="11"/>4.65s <text:s text:c="8"/>(95% in [4.49s, 4.82s]) <text:s text:c="7"/>Measurable effect: 308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System Time: <text:s text:c="10"/>25.22s <text:s text:c="8"/>(95% in [24.49s, 25.95s]) <text:s text:c="5"/>Measurable effect: 1.36s (1.0 SDs) (required sample size for an effect of 5% of mean: 18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sed Java Heap: <text:s text:c="7"/>12.13M <text:s text:c="8"/>(95% in [-16.17M, 40.42M]) <text:s text:c="4"/>Measurable effect: 52.77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13.34M <text:s text:c="8"/>(95% in [-33.61M, 60.28M]) <text:s text:c="4"/>Measurable effect: 87.55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7.61M <text:s text:c="8"/>(95% in [-37.24M, 72.45M]) <text:s text:c="4"/>Measurable effect: 102.28M (1.0 SDs) (required sample size for an effect of 5% of stdev: 6400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Working Set: <text:s text:c="10"/>150.4K <text:s text:c="8"/>(95% in [-909.33K, 1.18M]) <text:s text:c="4"/>Measurable effect: 1.9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77M <text:s text:c="8"/>(95% in [1.11M, 12.43M]) <text:s text:c="6"/>Measurable effect: 10.5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0"/>-1.44M <text:s text:c="8"/>(95% in [-2.37M, -522.43K]) <text:s text:c="3"/>Measurable effect: 1.73M (1.0 SDs) (required sample size for an effect of 5% of stdev: 6400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Elapsed Process: <text:s text:c="7"/>1.37s <text:s text:c="8"/>(95% in [1.35s, 1.39s]) <text:s text:c="7"/>Measurable effect: 42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65s <text:s text:c="8"/>(95% in [4.49s, 4.82s]) <text:s text:c="7"/>Measurable effect: 308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Elapsed Process: <text:s text:c="6"/>25.22s <text:s text:c="8"/>(95% in [24.49s, 25.95s]) <text:s text:c="5"/>Measurable effect: 1.36s (1.0 SDs) (required sample size for an effect of 5% of mean: 18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Kernel time: <text:s text:c="13"/>28ms <text:s text:c="7"/>(95% in [24ms, 32ms]) <text:s text:c="9"/>Measurable effect: 7ms (1.0 SDs) (required sample size for an effect of 5% of mean: 431)</text:p>
          </table:table-cell>
          <table:table-cell table:number-columns-repeated="11"/>
          <table:table-cell office:value-type="string" calcext:value-type="string">
            <text:p><text:s text:c="2"/>Kernel time: <text:s text:c="12"/>185ms <text:s text:c="7"/>(95% in [178ms, 191ms]) <text:s text:c="7"/>Measurable effect: 12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Kernel time: <text:s text:c="11"/>1.55s <text:s text:c="8"/>(95% in [1.5s, 1.6s]) <text:s text:c="9"/>Measurable effect: 97ms (1.0 SDs) (required sample size for an effect of 5% of mean: 24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CPU Time: <text:s text:c="15"/>712ms <text:s text:c="7"/>(95% in [572ms, 853ms]) <text:s text:c="7"/>Measurable effect: 261ms (1.0 SDs) (required sample size for an effect of 5% of mean: 810)</text:p>
          </table:table-cell>
          <table:table-cell table:number-columns-repeated="11"/>
          <table:table-cell office:value-type="string" calcext:value-type="string">
            <text:p><text:s text:c="2"/>CPU Time: <text:s text:c="14"/>6.67s <text:s text:c="8"/>(95% in [6.32s, 7.02s]) <text:s text:c="7"/>Measurable effect: 646ms (1.0 SDs) (required sample size for an effect of 5% of mean: 57)</text:p>
          </table:table-cell>
          <table:table-cell table:number-columns-repeated="11"/>
          <table:table-cell office:value-type="string" calcext:value-type="string">
            <text:p><text:s text:c="2"/>CPU Time: <text:s text:c="13"/>49.06s <text:s text:c="8"/>(95% in [48.09s, 50.04s]) <text:s text:c="5"/>Measurable effect: 1.82s (1.0 SD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Soft Page Faults: <text:s text:c="7"/>407 <text:s text:c="9"/>(95% in [120, 694]) <text:s text:c="11"/>Measurable effect: 535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Soft Page Faults: <text:s text:c="6"/>3.29K <text:s text:c="8"/>(95% in [1.53K, 5.05K]) <text:s text:c="7"/>Measurable effect: 3.28K (1.0 SDs) (required sample size for an effect of 5% of mean: 5980)</text:p>
          </table:table-cell>
          <table:table-cell table:number-columns-repeated="11"/>
          <table:table-cell office:value-type="string" calcext:value-type="string">
            <text:p><text:s text:c="2"/>Soft Page Faults: <text:s text:c="6"/>1.64K <text:s text:c="8"/>(95% in [1.47K, 1.8K]) <text:s text:c="8"/>Measurable effect: 304 (1.0 SDs) (required sample size for an effect of 5% of mean: 207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Library Size: <text:s text:c="8"/>-112.8K <text:s text:c="8"/>(95% in [-1,015.15K, 789.55K]) Measurable effect: 1.6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7.81M <text:s text:c="8"/>(95% in [156.19K, 15.46M]) <text:s text:c="4"/>Measurable effect: 14.28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89.87K <text:s text:c="8"/>(95% in [29.96K, 149.77K]) <text:s text:c="4"/>Measurable effect: 111.71K (1.0 SDs) (required sample size for an effect of 5% of stdev: 6400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9:52:47.831115111</meta:creation-date>
    <dc:date>2018-07-25T13:17:39.626437037</dc:date>
    <meta:editing-duration>PT3H24M49S</meta:editing-duration>
    <meta:editing-cycles>16</meta:editing-cycles>
    <meta:generator>LibreOffice/5.3.7.2.0$Linux_X86_64 LibreOffice_project/30$Build-2</meta:generator>
    <meta:document-statistic meta:table-count="1" meta:cell-count="213" meta:object-count="0"/>
  </office:meta>
</office:document-meta>
</file>